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1322" officeooo:paragraph-rsid="000d1322"/>
    </style:style>
    <style:style style:name="P2" style:family="paragraph" style:parent-style-name="Standard">
      <style:text-properties officeooo:rsid="000d1322" officeooo:paragraph-rsid="000e0af9"/>
    </style:style>
    <style:style style:name="P3" style:family="paragraph" style:parent-style-name="Standard">
      <style:text-properties officeooo:rsid="000d1322" officeooo:paragraph-rsid="000fa400"/>
    </style:style>
    <style:style style:name="P4" style:family="paragraph" style:parent-style-name="Standard">
      <style:text-properties officeooo:rsid="000fa400" officeooo:paragraph-rsid="000fa400"/>
    </style:style>
    <style:style style:name="T1" style:family="text">
      <style:text-properties officeooo:rsid="000e0af9"/>
    </style:style>
    <style:style style:name="T2" style:family="text">
      <style:text-properties officeooo:rsid="000fa4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do linux para ser expert</text:p>
      <text:p text:style-name="P1"/>
      <text:p text:style-name="P1">man : Manual de comandos.</text:p>
      <text:p text:style-name="P1"/>
      <text:p text:style-name="P1">mkdir: Criar diretorio.</text:p>
      <text:p text:style-name="P1"/>
      <text:p text:style-name="P1">Cd <text:s/><text:span text:style-name="T2">e cd .. </text:span>: <text:s/>Mudar Diretorio.</text:p>
      <text:p text:style-name="P1"/>
      <text:p text:style-name="P1">Pwd: Mostra o caminho do diretoria.</text:p>
      <text:p text:style-name="P1"/>
      <text:p text:style-name="P2">Redirecionadores: &lt;&lt; <text:span text:style-name="T1">redireciona o resultado de uma comando num arquivo qualquer.</text:span></text:p>
      <text:p text:style-name="P2"/>
      <text:p text:style-name="P3">Touch: <text:span text:style-name="T1">Cria arquivo.</text:span></text:p>
      <text:p text:style-name="P3"/>
      <text:p text:style-name="P3"><text:span text:style-name="T2">Nano e Cat : Modificar <text:s/>o arquivo no terminal.</text:span></text:p>
      <text:p text:style-name="P3"/>
      <text:p text:style-name="P4">Mv: muda nome de arquivo e muda o arquivo para novo edereço, dica: ~/endereço.</text:p>
      <text:p text:style-name="P4"/>
      <text:p text:style-name="P4">Find . -name *txt*: achar arquivos.</text:p>
      <text:p text:style-name="P4"><text:s/></text:p>
      <text:p text:style-name="P4">Rm e Rmdir : remover arquivo e diretório.</text:p>
      <text:p text:style-name="P4"/>
      <text:p text:style-name="P4"><text:s/></text:p>
      <text:p text:style-name="P4"><text:s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5:28:19.774325592</meta:creation-date>
    <dc:date>2023-03-23T16:02:09.836967886</dc:date>
    <meta:editing-duration>PT2M59S</meta:editing-duration>
    <meta:editing-cycles>1</meta:editing-cycles>
    <meta:document-statistic meta:table-count="0" meta:image-count="0" meta:object-count="0" meta:page-count="1" meta:paragraph-count="14" meta:word-count="78" meta:character-count="451" meta:non-whitespace-character-count="378"/>
    <meta:generator>LibreOffice/7.3.7.2$Linux_X86_64 LibreOffice_project/30$Build-2</meta:generator>
  </office:meta>
</office:document-meta>
</file>